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officeooo:paragraph-rsid="0018b493" style:font-size-asian="12pt" style:font-size-complex="12pt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size="10pt" style:text-underline-style="none" fo:font-weight="normal" officeooo:rsid="001a9e08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15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>QCM sur <text:span text:style-name="T1">Le voyageur sans bagages</text:span></text:p>
      <text:p text:style-name="P11"/>
      <text:p text:style-name="P10"/>
      <text:p text:style-name="P4"/>
      <text:p text:style-name="P6">(01) Qui est l'auteur de cette pièce ?</text:p>
      <text:p text:style-name="P4"/>
      <text:p text:style-name="P4">Jean Anouil / Jacques Anouil / Jean Anouilh / Jacques Anouilh /</text:p>
      <text:p text:style-name="P5"/>
      <text:p text:style-name="P6">(02) La pièce n'est pas divisée en cinq actes mais en cinq …</text:p>
      <text:p text:style-name="P5"/>
      <text:p text:style-name="P5">tableaux / scènes / chants / églogues /</text:p>
      <text:p text:style-name="P5"/>
      <text:p text:style-name="P6">(03) De quel mal souffre Gaston ?</text:p>
      <text:p text:style-name="P4"/>
      <text:p text:style-name="P4">il est à moitié aveugle / il a une main coupée / rhumatisme / amnésie / violents maux de tête /</text:p>
      <text:p text:style-name="P4"/>
      <text:p text:style-name="P6">(04) On apprend que Gaston a été découvert deux ans avant le début de la pièce, un soir de printemps…</text:p>
      <text:p text:style-name="P4"/>
      <text:p text:style-name="P4">dans une gare / dans un hôtel / au bord d'une route / au bord de la mer / près d'une école /</text:p>
      <text:p text:style-name="P4"/>
      <text:p text:style-name="P6">(05) L'action se passe après…</text:p>
      <text:p text:style-name="P4"/>
      <text:p text:style-name="P4">peu après la guerre de 1870 / peu avant la guerre de 1870 / peu avant la première guerre mondiale / peu après la première guerre mondiale /</text:p>
      <text:p text:style-name="P4"/>
      <text:p text:style-name="P6">(06) A la fin de la première « partie » de la pièce, que dit Gaston à qui l'on vient de présenter les Renaud ?</text:p>
      <text:p text:style-name="P4"/>
      <text:p text:style-name="P4">« Je suis dépité » / « Je suis triste » /  « Je suis navré » / « Je suis désolé» / « Je suis heureux » /</text:p>
      <text:p text:style-name="P4"/>
      <text:p text:style-name="P6">(07) Quel domestique de la famille Renaud est agréablement surpris(e) du retour de Gaston ?</text:p>
      <text:p text:style-name="P4"/>
      <text:p text:style-name="P4">Le maître d'hôtel / le chauffeur / Juliette / le valet de chambre / la cuisinière /</text:p>
      <text:p text:style-name="P4"/>
      <text:p text:style-name="P6">(08) Mme Renaud fait visiter à Gaston sa chambre. Quel instrument de musique a-t-il essayé d'apprendre à jouer, jeune ?</text:p>
      <text:p text:style-name="P4"/>
      <text:p text:style-name="P4">du piano / du clavecin / du violoncelle / de la guitare / du violon</text:p>
      <text:p text:style-name="P4"/>
      <text:p text:style-name="P6">(09) Quel est le véritable prénom de Gaston ?</text:p>
      <text:p text:style-name="P4"/>
      <text:p text:style-name="P4">René / Henri / Laurent / Désiré / Jacques</text:p>
      <text:p text:style-name="P4"/>
      <text:p text:style-name="P6">(10) Gaston apprend des Renaud qu'il a commis plusieurs crimes. Il apprend tout d'abord…</text:p>
      <text:p text:style-name="P4"/>
      <text:p text:style-name="P4">qu'il jeté un rival dans un puits <text:s/>/ qu'il a poussé dans l'escalier un rival / qu'il a brûlé le visage d'un rival / qu'il a défenestré un rival / </text:p>
      <text:p text:style-name="P4"/>
      <text:p text:style-name="P4"/>
      <text:p text:style-name="P4"/>
      <text:p text:style-name="P4"/>
      <text:p text:style-name="P4"><text:soft-page-break/><text:span text:style-name="T2">(11) Quelles relations avait Gaston avec Mme Renaud, juste avant de partir au front ?</text:span></text:p>
      <text:p text:style-name="P4"/>
      <text:p text:style-name="P4">ils se parlaient froidement / ils se parlaient avec tendresse / ils se parlaient mais se disputaient sans cesse / ils ne se parlaient plus / </text:p>
      <text:p text:style-name="P4"/>
      <text:p text:style-name="P6">(12) Quand Valentine et Gaston sont-ils devenus amants ?</text:p>
      <text:p text:style-name="P4"/>
      <text:p text:style-name="P4">peu avant le voyage de noces de Valentine / au retour du voyage de noces de Valentine / peu avant l'exil de Valentine / au retour d'exil de Valentine / </text:p>
      <text:p text:style-name="P4"/>
      <text:p text:style-name="P6">(13) Sous quel déguisement Valentine a-t-elle rencontré Gaston sans que celui-ci ne s'en aperçoive ?</text:p>
      <text:p text:style-name="P4"/>
      <text:p text:style-name="P4">sous les traits d'une lingère / sous les traits d'une bohémienne / sous les traits d'une ivrogne / sous les traits d'une marchande</text:p>
      <text:p text:style-name="P4"/>
      <text:p text:style-name="P6">(14) Quel signe connu seulement de Valentine permet d'identifier Gaston à coup sûr ?</text:p>
      <text:p text:style-name="P4"/>
      <text:p text:style-name="P4">une petite cicatrice / une jambe légèrement plus courte que l'autre / un grain de beauté arraché / un mèche de cheveux blancs</text:p>
      <text:p text:style-name="P4"/>
      <text:p text:style-name="P6">(15) Pourquoi Gaston a-t-il ce signe sur lui ? Valentine l'a frappé un jour où elle pensait...</text:p>
      <text:p text:style-name="P4"/>
      <text:p text:style-name="P4">qu'il lui avait menti sur sa mère / qu'il ne reviendrait plus du front / qu'il l<text:span text:style-name="T3">a</text:span> trompait / qu'il allait la quitter /</text:p>
      <text:p text:style-name="P4"/>
      <text:p text:style-name="P6">(16) Comment la scène où Gaston examine la présence de ce signe est-elle montrée au spectateur ?</text:p>
      <text:p text:style-name="P7"/>
      <text:p text:style-name="P7">directement : on voit Gaston se déshabiller puis pleurer /</text:p>
      <text:p text:style-name="P4">indirectement : on voit les domestiques observer Gaston puis ils le voient pleurer /</text:p>
      <text:p text:style-name="P4">indirectement : quelqu'un raconte à Valentine comment Gaston s'est déshabillé puis s'est mis à pleurer</text:p>
      <text:p text:style-name="P4"/>
      <text:p text:style-name="P6">(17) Quelle famille choisit Gaston au final ?</text:p>
      <text:p text:style-name="P4"/>
      <text:p text:style-name="P4">Bougran / Madensale / Renaud / Legropâtre / aucune /</text:p>
      <text:p text:style-name="P4"/>
      <text:p text:style-name="P6">(18) Qu'est-ce que Gaston a tué en grande quantité ?</text:p>
      <text:p text:style-name="P4"/>
      <text:p text:style-name="P4">cafards / belettes / putois / écureuils / </text:p>
      <text:p text:style-name="P4"/>
      <text:p text:style-name="P6">(19) Qu'est-ce que Gaston brise, à la fin de la pièce ?</text:p>
      <text:p text:style-name="P4"/>
      <text:p text:style-name="P4">une armoire / une chaise / un lit / une bûche de bois / une glace /</text:p>
      <text:p text:style-name="P4"/>
      <text:p text:style-name="P6">(20) A la toute fin de la pièce, que dit Gaston à Valentine en guise d'adieux ?</text:p>
      <text:p text:style-name="P4"/>
      <text:p text:style-name="P4">« Je suis dépité » / « Je suis triste » / « Je suis navré » / « Je suis désolé» / « Je suis heureux » /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QCM sur <text:span text:style-name="T1">Le voyageur sans bagages</text:span></text:p>
      <text:p text:style-name="P1"/>
      <text:p text:style-name="P2">(01) Qui est l'auteur de cette pièce ?</text:p>
      <text:p text:style-name="P1">/ Jean Anouil / Jacques Anouil / *Jean Anouilh / Jacques Anouilh /</text:p>
      <text:p text:style-name="P1"/>
      <text:p text:style-name="P2">(02) La pièce n'est pas divisée en cinq actes mais en cinq …</text:p>
      <text:p text:style-name="P1">*tableaux / scènes / chants / églogues /</text:p>
      <text:p text:style-name="P1"/>
      <text:p text:style-name="P2">(03) De quel mal souffre Gaston ?</text:p>
      <text:p text:style-name="P1">il est à moitié aveugle / il a une main coupée / rhumatisme / *amnésie / violents maux de tête /</text:p>
      <text:p text:style-name="P1"/>
      <text:p text:style-name="P2">(04) On apprend que Gaston a été découvert deux ans avant le début de la pièce, un soir de printemps…</text:p>
      <text:p text:style-name="P1">*dans une gare / dans un hôtel / au bord d'une route / au bord de la mer / près d'une école /</text:p>
      <text:p text:style-name="P1"/>
      <text:p text:style-name="P2">(05) L'action se passe après…</text:p>
      <text:p text:style-name="P1">peu après la guerre de 1870 / peu avant la guerre de 1870 / peu avant la première guerre mondiale / *peu après la première guerre mondiale /</text:p>
      <text:p text:style-name="P1"/>
      <text:p text:style-name="P2">(06) A la fin de la première « partie » de la pièce, que dit Gaston à qui l'on vient de présenter les Renaud ?</text:p>
      <text:p text:style-name="P1">« Je suis dépité » / « Je suis triste » / * « Je suis navré » / « Je suis désolé» / « Je suis heureux » /</text:p>
      <text:p text:style-name="P1"/>
      <text:p text:style-name="P2">(07) Quel domestique de la famille Renaud est agréablement surpris(e) du retour de Gaston ?</text:p>
      <text:p text:style-name="P1">Le maître d'hôtel / le chauffeur / *Juliette / le valet de chambre / la cuisinière /</text:p>
      <text:p text:style-name="P1"/>
      <text:p text:style-name="P2">(08) Mme Renaud fait visiter à Gaston sa chambre. Quel instrument de musique a-t-il essayé d'apprendre à jouer, jeune ?</text:p>
      <text:p text:style-name="P1">du piano / du clavecin / du violoncelle / de la guitare / *du violon</text:p>
      <text:p text:style-name="P1"/>
      <text:p text:style-name="P2">(09) Quel est le véritable prénom de Gaston ?</text:p>
      <text:p text:style-name="P1">René / Henri / Laurent / Désiré / *Jacques</text:p>
      <text:p text:style-name="P1"/>
      <text:p text:style-name="P2">(10) Gaston apprend des Renaud qu'il a commis plusieurs crimes. Il apprend tout d'abord…</text:p>
      <text:p text:style-name="P1">qu'il jeté un rival dans un puits <text:s/>/ *qu'il a poussé dans l'escalier un rival / qu'il a brûlé le visage d'un rival / qu'il a défenestré un rival / </text:p>
      <text:p text:style-name="P1"/>
      <text:p text:style-name="P2">(11) Quelles relations avait Gaston avec Mme Renaud, juste avant de partir au front ?</text:p>
      <text:p text:style-name="P1">ils se parlaient froidement / ils se parlaient avec tendresse / ils se parlaient mais se disputaient sans cesse / *ils ne se parlaient plus / </text:p>
      <text:p text:style-name="P1"/>
      <text:p text:style-name="P2">(12) Quand Valentine et Gaston sont-ils devenus amants ?</text:p>
      <text:p text:style-name="P1">peu avant le voyage de noces de Valentine / *au retour du voyage de noces de Valentine / peu avant l'exil de Valentine / au retour d'exil de Valentine / </text:p>
      <text:p text:style-name="P1"/>
      <text:p text:style-name="P2">(13) Sous quel déguisement Valentine a-t-elle rencontré Gaston sans que celui-ci ne s'en aperçoive ?</text:p>
      <text:p text:style-name="P1">*sous les traits d'une lingère / sous les traits d'une bohémienne / sous les traits d'une ivrogne / sous les traits d'une marchande</text:p>
      <text:p text:style-name="P1"/>
      <text:p text:style-name="P2">(14) Quel signe connu seulement de Valentine permet d'identifier Gaston à coup sûr ?</text:p>
      <text:p text:style-name="P1">*une petite cicatrice / une jambe légèrement plus courte que l'autre / un grain de beauté arraché / un mèche de cheveux blancs</text:p>
      <text:p text:style-name="P1"/>
      <text:p text:style-name="P2">(15) Pourquoi Gaston a-t-il ce signe sur lui ? Valentine l'a frappé un jour où elle pensait...</text:p>
      <text:p text:style-name="P1">qu'il lui avait menti sur sa mère / qu'il ne reviendrait plus du front / *qu'il le trompait / qu'il allait la quitter /</text:p>
      <text:p text:style-name="P1"/>
      <text:p text:style-name="P2">(16) Comment la scène où Gaston examine la présence de ce signe est-elle montrée au spectateur ?</text:p>
      <text:p text:style-name="P3">directement : on voit Gaston se déshabiller puis pleurer</text:p>
      <text:p text:style-name="P1">*indirectement : on voit les domestiques observer Gaston puis ils le voient pleurer</text:p>
      <text:p text:style-name="P1">indirectement : quelqu'un raconte à Valentine comment Gaston s'est déshabillé puis s'est mis à pleurer</text:p>
      <text:p text:style-name="P1"/>
      <text:p text:style-name="P2">(17) Quelle famille choisit Gaston au final ?</text:p>
      <text:p text:style-name="P1">Bougran / *Madensale / Renaud / Legropâtre / aucune /</text:p>
      <text:p text:style-name="P1"/>
      <text:p text:style-name="P2">(18) Qu'est-ce que Gaston a tué en grande quantité ?</text:p>
      <text:p text:style-name="P1">cafards / *belettes / *putois / *écureuils / </text:p>
      <text:p text:style-name="P1"/>
      <text:p text:style-name="P2">(19) Qu'est-ce que Gaston brise, à la fin de la pièce ?</text:p>
      <text:p text:style-name="P1">une armoire / une chaise / un lit / une bûche de bois / *une glace /</text:p>
      <text:p text:style-name="P1"/>
      <text:p text:style-name="P2">(20) A la toute fin de la pièce, que dit Gaston à Valentine en guise d'adieux ?</text:p>
      <text:p text:style-name="P1">**[il ne lui dit rien]« Je suis dépité » / « Je suis triste » / * « Je suis navré » / « Je suis désolé» / « Je suis heureux » 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23:36:21.083277698</meta:creation-date>
    <meta:generator>LibreOffice/6.0.7.3$Linux_X86_64 LibreOffice_project/00m0$Build-3</meta:generator>
    <dc:date>2021-03-12T07:18:11.458768246</dc:date>
    <meta:editing-duration>PT1H13M59S</meta:editing-duration>
    <meta:editing-cycles>108</meta:editing-cycles>
    <meta:document-statistic meta:table-count="0" meta:image-count="0" meta:object-count="0" meta:page-count="3" meta:paragraph-count="86" meta:word-count="1399" meta:character-count="7113" meta:non-whitespace-character-count="5789"/>
  </office:meta>
</office:document-meta>
</file>